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ListParagraph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ListParagraph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P47" style:parent-style-name="ListParagraph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ListParagraph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ListParagraph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ListParagraph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ableColumn59" style:family="table-column">
      <style:table-column-properties style:column-width="0.5895in"/>
    </style:style>
    <style:style style:name="TableColumn60" style:family="table-column">
      <style:table-column-properties style:column-width="1.1347in"/>
    </style:style>
    <style:style style:name="TableColumn61" style:family="table-column">
      <style:table-column-properties style:column-width="2.15in"/>
    </style:style>
    <style:style style:name="TableColumn62" style:family="table-column">
      <style:table-column-properties style:column-width="2.3868in"/>
    </style:style>
    <style:style style:name="Table58" style:family="table">
      <style:table-properties style:width="6.2611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6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8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069in" fo:padding-bottom="0in" fo:padding-right="0.0069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0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72" style:family="table-row">
      <style:table-row-properties/>
    </style:style>
    <style:style style:name="TableCell7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C9C9C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4" style:family="table-cell">
      <style:table-cell-properties fo:border="0.0069in solid #C9C9C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C9C9C9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C9C9C9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C9C9C9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2" style:family="table-cell">
      <style:table-cell-properties fo:border="0.0069in solid #C9C9C9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C9C9C9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C9C9C9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scription of JSON Configuration Parameters of the Extension Boards</text:p>
      <text:h text:style-name="Heading1" text:outline-level="1">Root Items</text:h>
      <text:list text:style-name="LFO1" text:continue-numbering="true">
        <text:list-item>
          <text:p text:style-name="P2"><text:span text:style-name="T3">NAME</text:span>: Name of the extension board</text:p>
        </text:list-item>
        <text:list-item>
          <text:p text:style-name="P4"><text:span text:style-name="T5">DESC</text:span>: Description<text:s/>of the<text:s/>extension board</text:p>
        </text:list-item>
        <text:list-item>
          <text:p text:style-name="P6"><text:span text:style-name="T7">VER</text:span>: Version of the extension board</text:p>
        </text:list-item>
        <text:list-item>
          <text:p text:style-name="P8"><text:span text:style-name="T9">PD</text:span>: Production date of the extension board</text:p>
        </text:list-item>
        <text:list-item>
          <text:p text:style-name="P10"><text:span text:style-name="T11">PRMS:</text:span><text:s/>List of parameters supported by the board</text:p>
          <text:list text:continue-numbering="true">
            <text:list-item>
              <text:p text:style-name="P12"><text:span text:style-name="T13">NAME</text:span>: Name of the parameter, e.g., “Current limit”</text:p>
            </text:list-item>
            <text:list-item>
              <text:p text:style-name="P14"><text:span text:style-name="T15">VLIST</text:span>: List of the selectable parameter values, e.g., ["0.5A","1A","2A","3A","5A"]</text:p>
            </text:list-item>
          </text:list>
        </text:list-item>
        <text:list-item>
          <text:p text:style-name="P16"><text:span text:style-name="T17">PROPS</text:span>: List of properties of the board</text:p>
          <text:list text:continue-numbering="true">
            <text:list-item>
              <text:p text:style-name="P18"><text:span text:style-name="T19">NAME</text:span>: Name of the parameter, e.g., “Maximum output current”</text:p>
            </text:list-item>
            <text:list-item>
              <text:p text:style-name="P20"><text:span text:style-name="T21">VAL</text:span>: Value of the parameter, e.g., “3A”</text:p>
            </text:list-item>
          </text:list>
        </text:list-item>
        <text:list-item>
          <text:p text:style-name="P22"><text:span text:style-name="T23">PINS</text:span>: List of board pins<text:s/>(order of pins (sorted by ‘NUM’ field) matters but gaps are allowed between pin definitions anywhere).<text:s/>If a pin is not used, but adjacent pins serve the same function, the unused pin should be defined and aligned with the function of the adjacent pins.</text:p>
          <text:list text:continue-numbering="true">
            <text:list-item>
              <text:p text:style-name="P24"><text:span text:style-name="T25">NAME</text:span>: Name of the pin</text:p>
            </text:list-item>
            <text:list-item>
              <text:p text:style-name="P26"><text:span text:style-name="T27">NUM</text:span>: Number of the pin (1 .. 12)</text:p>
            </text:list-item>
            <text:list-item>
              <text:p text:style-name="P28"><text:span text:style-name="T29">FIDX</text:span>: Reference to function (index of the FUNCS array)</text:p>
            </text:list-item>
          </text:list>
        </text:list-item>
        <text:list-item>
          <text:p text:style-name="P30"><text:span text:style-name="T31">FUNCS</text:span>: List of board functions</text:p>
        </text:list-item>
      </text:list>
      <text:list text:style-name="LFO2" text:continue-numbering="true">
        <text:list-item>
          <text:p text:style-name="P32"><text:span text:style-name="T33">NAME</text:span>: Function name</text:p>
        </text:list-item>
        <text:list-item>
          <text:p text:style-name="P34"><text:span text:style-name="T35">DESC</text:span>: Function description</text:p>
        </text:list-item>
        <text:list-item>
          <text:p text:style-name="P36"><text:span text:style-name="T37">GPIOS</text:span>: List of Tasmota I/O channels used by the function</text:p>
          <text:list text:continue-numbering="true">
            <text:list-item>
              <text:p text:style-name="P38"><text:span text:style-name="T39">CHID</text:span>: Channel ID (0..5). It will be mapped to<text:s/>a<text:s/>real GPIOx of Tasmota GPIO configuration.</text:p>
            </text:list-item>
            <text:list-item>
              <text:p text:style-name="P40"><text:span text:style-name="T41">OPT</text:span>: Identifier of the GPIO option. It will be mapped to<text:s/>an existing<text:s/>Tasmota GPIO option. See “Table of GPIO options”.</text:p>
            </text:list-item>
            <text:list-item>
              <text:p text:style-name="P42"><text:span text:style-name="T43">OPTIDX</text:span>:<text:s/>Option index, e.g., For Relay6 it is 5, for Relay8 it is 1. The index in Tasmota is calculated as<text:s/><text:span text:style-name="T44">ext_board_id</text:span><text:span text:style-name="T45">(0..3)</text:span><text:span text:style-name="T46"><text:s/>* 6 + OPTIDX</text:span>.</text:p>
            </text:list-item>
          </text:list>
        </text:list-item>
        <text:list-item>
          <text:p text:style-name="P47"><text:span text:style-name="T48">PRMS:<text:s/></text:span>List of<text:span text:style-name="T49"><text:s/></text:span>parameter references and actual values<text:s/></text:p>
          <text:list text:continue-numbering="true">
            <text:list-item>
              <text:p text:style-name="P50"><text:span text:style-name="T51">PIDX:<text:s/></text:span>Reference to the parameter (index of the PRMS array)</text:p>
            </text:list-item>
            <text:list-item>
              <text:p text:style-name="P52"><text:span text:style-name="T53">ACTIDX:</text:span><text:s/>Index<text:s/>for the actual value from<text:s/><text:span text:style-name="T54">VLIST</text:span>.</text:p>
            </text:list-item>
          </text:list>
        </text:list-item>
        <text:list-item>
          <text:p text:style-name="P55"><text:span text:style-name="T56">PROPS</text:span>: List of<text:s/>indexes from<text:s/><text:span text:style-name="T57">PROPS</text:span><text:s/>array.</text:p>
        </text:list-item>
      </text:list>
      <text:p text:style-name="Normal">Table of GPIO options: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Option ID</text:p>
          </table:table-cell>
          <table:table-cell table:style-name="TableCell66">
            <text:p text:style-name="P67">Name</text:p>
          </table:table-cell>
          <table:table-cell table:style-name="TableCell68">
            <text:p text:style-name="P69">Tasmota GPIO name (base)</text:p>
          </table:table-cell>
          <table:table-cell table:style-name="TableCell70">
            <text:p text:style-name="P71">Tasmota GPIO ID (base)</text:p>
          </table:table-cell>
        </table:table-row>
        <table:table-row table:style-name="TableRow72">
          <table:table-cell table:style-name="TableCell73">
            <text:p text:style-name="P74">0</text:p>
          </table:table-cell>
          <table:table-cell table:style-name="TableCell75">
            <text:p text:style-name="P76">Relay</text:p>
          </table:table-cell>
          <table:table-cell table:style-name="TableCell77">
            <text:p text:style-name="P78">GPIO_REL1</text:p>
          </table:table-cell>
          <table:table-cell table:style-name="TableCell79">
            <text:p text:style-name="P80">224</text:p>
          </table:table-cell>
        </table:table-row>
        <table:table-row table:style-name="TableRow81">
          <table:table-cell table:style-name="TableCell82">
            <text:p text:style-name="P83">1</text:p>
          </table:table-cell>
          <table:table-cell table:style-name="TableCell84">
            <text:p text:style-name="P85">Bistable Relay</text:p>
          </table:table-cell>
          <table:table-cell table:style-name="TableCell86">
            <text:p text:style-name="P87">GPIO_REL1_BI</text:p>
          </table:table-cell>
          <table:table-cell table:style-name="TableCell88">
            <text:p text:style-name="P89">9312</text:p>
          </table:table-cell>
        </table:table-row>
        <table:table-row table:style-name="TableRow90">
          <table:table-cell table:style-name="TableCell91">
            <text:p text:style-name="P92">2</text:p>
          </table:table-cell>
          <table:table-cell table:style-name="TableCell93">
            <text:p text:style-name="P94">PWM</text:p>
          </table:table-cell>
          <table:table-cell table:style-name="TableCell95">
            <text:p text:style-name="P96">GPIO_PWM1</text:p>
          </table:table-cell>
          <table:table-cell table:style-name="TableCell97">
            <text:p text:style-name="P98">416</text:p>
          </table:table-cell>
        </table:table-row>
        <table:table-row table:style-name="TableRow99">
          <table:table-cell table:style-name="TableCell100">
            <text:p text:style-name="P101">3</text:p>
          </table:table-cell>
          <table:table-cell table:style-name="TableCell102">
            <text:p text:style-name="P103">Input</text:p>
          </table:table-cell>
          <table:table-cell table:style-name="TableCell104">
            <text:p text:style-name="P105">GPIO_INPUT</text:p>
          </table:table-cell>
          <table:table-cell table:style-name="TableCell106">
            <text:p text:style-name="P107">7648</text:p>
          </table:table-cell>
        </table:table-row>
      </table:table>
      <text:soft-page-break/>
      <text:h text:style-name="Heading1" text:outline-level="1">Examples</text:h>
      <text:p text:style-name="Normal"><draw:frame draw:z-index="251658240" draw:id="id0" draw:style-name="a0" draw:name="Object 5" text:anchor-type="as-char" svg:x="0in" svg:y="0in" svg:width="6.27222in" svg:height="5.18403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oltán Teveli</meta:initial-creator>
    <dc:creator>Zoltán Teveli</dc:creator>
    <meta:creation-date>2023-05-06T18:11:00Z</meta:creation-date>
    <dc:date>2024-05-15T15:46:00Z</dc:date>
    <meta:template xlink:href="Normal" xlink:type="simple"/>
    <meta:editing-cycles>104</meta:editing-cycles>
    <meta:editing-duration>PT365100S</meta:editing-duration>
    <meta:document-statistic meta:page-count="2" meta:paragraph-count="3" meta:word-count="278" meta:character-count="1862" meta:row-count="13" meta:non-whitespace-character-count="1587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complex="Courier New"/>
    </style:style>
    <style:style style:name="P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{</text:p>
      <text:p text:style-name="P3"><text:s text:c="2"/>"NAME":"2 Relays board",</text:p>
      <text:p text:style-name="P4"><text:s text:c="2"/>"DESC":"Two Songle AC(10A 250V) Relays with optical isolation",</text:p>
      <text:p text:style-name="P5"><text:s text:c="2"/>"VER":"1.1",</text:p>
      <text:p text:style-name="P6"><text:s text:c="2"/>"PD":"2023.05.10",</text:p>
      <text:p text:style-name="P7"><text:s text:c="2"/>"IOCH":</text:p>
      <text:p text:style-name="P8"><text:s text:c="2"/>[</text:p>
      <text:p text:style-name="P9"><text:s text:c="4"/>{</text:p>
      <text:p text:style-name="P10"><text:s text:c="6"/>"NAME":"Relay 1",</text:p>
      <text:p text:style-name="P11"><text:s text:c="6"/>"DESC":"Two way non-latching relay",</text:p>
      <text:p text:style-name="P12"><text:s text:c="6"/>"POS":0,</text:p>
      <text:p text:style-name="P13"><text:s text:c="6"/>"TYPE":2,</text:p>
      <text:p text:style-name="P14"><text:s text:c="6"/>"PROPS":</text:p>
      <text:p text:style-name="P15"><text:s text:c="8"/>{</text:p>
      <text:p text:style-name="P16"><text:s text:c="10"/>"Maximum output current":"3A"</text:p>
      <text:p text:style-name="P17"><text:s text:c="8"/>}</text:p>
      <text:p text:style-name="P18"><text:s text:c="4"/>},</text:p>
      <text:p text:style-name="P19"><text:s text:c="4"/>{</text:p>
      <text:p text:style-name="P20"><text:s text:c="6"/>"NAME":"Relay 2",</text:p>
      <text:p text:style-name="P21"><text:s text:c="6"/>"DESC":"Two way non-latching relay",</text:p>
      <text:p text:style-name="P22"><text:s text:c="6"/>"POS":1,</text:p>
      <text:p text:style-name="P23"><text:s text:c="6"/>"TYPE":2,</text:p>
      <text:p text:style-name="P24"><text:s text:c="6"/>"PROPS":</text:p>
      <text:p text:style-name="P25"><text:s text:c="8"/>{</text:p>
      <text:p text:style-name="P26"><text:s text:c="10"/>"Maximum output current":"3A"</text:p>
      <text:p text:style-name="P27"><text:s text:c="8"/>}</text:p>
      <text:p text:style-name="P28"><text:s text:c="4"/>}</text:p>
      <text:p text:style-name="P29"><text:s text:c="2"/>]</text:p>
      <text:p text:style-name="P30"><text:span text:style-name="T31">}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